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FreeSans, 'Liberation Sans', 'Nimbus Sans L', sans-serif"/>
    <style:font-face style:name="Helvetica Neue" svg:font-family="'Helvetica Neue'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33333" style:font-name="Arial1" fo:language="uk" fo:country="UA" fo:font-style="normal" fo:font-weight="normal"/>
    </style:style>
    <style:style style:name="P2" style:family="paragraph" style:parent-style-name="Text_20_body">
      <style:paragraph-properties fo:orphans="2" fo:widows="2"/>
    </style:style>
    <style:style style:name="P3" style:family="paragraph" style:parent-style-name="Standard">
      <style:text-properties fo:language="uk" fo:country="UA"/>
    </style:style>
    <style:style style:name="P4" style:family="paragraph" style:parent-style-name="Standard">
      <style:text-properties fo:font-variant="normal" fo:text-transform="none" fo:color="#333333" style:font-name="Arial1" fo:language="uk" fo:country="UA" fo:font-style="normal" fo:font-weight="normal"/>
    </style:style>
    <style:style style:name="P5" style:family="paragraph" style:parent-style-name="Standard">
      <style:text-properties fo:font-variant="normal" fo:text-transform="none" fo:color="#222222" style:font-name="Helvetica Neue" fo:font-size="9.75pt" fo:letter-spacing="normal" fo:language="uk" fo:country="UA" fo:font-style="normal" fo:font-weight="bold"/>
    </style:style>
    <style:style style:name="P6" style:family="paragraph" style:parent-style-name="Standard">
      <style:paragraph-properties fo:margin-left="0cm" fo:margin-right="0cm" fo:margin-top="0.159cm" fo:margin-bottom="0.159cm" fo:orphans="2" fo:widows="2" fo:text-indent="0cm" style:auto-text-indent="false"/>
      <style:text-properties fo:font-variant="normal" fo:text-transform="none" fo:color="#222222" style:font-name="Helvetica Neue" fo:font-size="9.75pt" fo:letter-spacing="normal" fo:font-style="normal" fo:font-weight="normal"/>
    </style:style>
    <style:style style:name="P7" style:family="paragraph" style:parent-style-name="Heading_20_3">
      <style:text-properties fo:font-variant="normal" fo:text-transform="none" fo:color="#333333" style:font-name="Arial1" fo:language="uk" fo:country="UA" fo:font-style="normal" fo:font-weight="normal"/>
    </style:style>
    <style:style style:name="T1" style:family="text">
      <style:text-properties fo:color="#9d5faf" style:text-line-through-style="none" style:text-underline-style="none" style:text-blinking="false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fo:color="#333333" style:font-name="Arial1" fo:font-size="11.25pt" fo:letter-spacing="normal" fo:font-style="normal" fo:font-weight="normal"/>
    </style:style>
    <style:style style:name="T5" style:family="text">
      <style:text-properties fo:font-variant="normal" fo:text-transform="none" fo:color="#9d5faf" style:text-line-through-style="none" style:font-name="Arial1" fo:font-size="11.25pt" fo:letter-spacing="normal" fo:font-style="normal" style:text-underline-style="none" fo:font-weight="normal" style:text-blinking="false"/>
    </style:style>
    <style:style style:name="T6" style:family="text">
      <style:text-properties fo:font-size="11.25pt" fo:letter-spacing="normal"/>
    </style:style>
    <style:style style:name="T7" style:family="text">
      <style:text-properties fo:font-size="11.25pt" fo:letter-spacing="normal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 нас</text:p>
      <text:h text:style-name="P7" text:outline-level="3">Интернет-магазин <text:span text:style-name="T3">Istyler.com.ua</text:span>™ на сегодняшний день является наиболее популярным магазином одежд<text:span text:style-name="T2">ы</text:span> <text:span text:style-name="T2">в</text:span> Украине</text:h>
      <text:p text:style-name="P4"><text:span text:style-name="T6">Наш сайт в среднем посещает более </text:span><text:span text:style-name="T7">1</text:span><text:span text:style-name="T6">00 000 уникальных посетителей в день, и это число продолжает расти. Не останавливаясь на достигнутом, мы продолжаем наращивать обороты, стремясь стать лучшим в стране порталом об </text:span><text:span text:style-name="T7">одежде</text:span><text:span text:style-name="T6"> — местом, где Вы сможете выбрать и приобрести любую технику — осознанно, недорого и удобно.</text:span> </text:p>
      <text:p text:style-name="P1"/>
      <text:p text:style-name="P5">Большой выбор товаров</text:p>
      <text:p text:style-name="P6"><text:span text:style-name="T3">Istyler.com.ua</text:span> — крупнейший онлайн-магазин модной одежды, обуви и аксессуаров в Украине. Здесь Вы можете купить все модные новинки с доставкой на дом.</text:p>
      <text:p text:style-name="P6"/>
      <text:p text:style-name="P6">Наш ассортимент постоянно пополняется новыми товарами и брендами, в числе которых есть как всемирно известные производители (<text:span text:style-name="T3">Tommy Hilfiger</text:span>, <text:span text:style-name="T3">GAP</text:span>, <text:span text:style-name="T3">Ralph Lauren</text:span>, <text:span text:style-name="T3">GANT</text:span>, <text:span text:style-name="T3">Burberry </text:span>и другие), так и дизайнерские марки, эксклюзивно представленные на <text:span text:style-name="T3">Istyler.com.ua</text:span></text:p>
      <text:p text:style-name="P3"/>
      <text:p text:style-name="P3"/>
      <text:p text:style-name="P5">Доставка по всей Украине</text:p>
      <text:p text:style-name="P6"><text:span text:style-name="T3">Istyler.com.ua</text:span>— это европейский уровень сервиса.</text:p>
      <text:p text:style-name="P6">Мы обеспечиваем быструю доставку товаров по всей стране. Ваш заказ будет доставлен в любую точку Украины в течение 4-6 рабочих дней.</text:p>
      <text:p text:style-name="P6">Вместе с ведущими логистическими операторами по доставке товаров в Украине — Meest Express и Нова Пошта— мы постоянно улучшаем наш сервис и делаем все возможное, чтобы Вы получили Ваш заказ как можно скорее.</text:p>
      <text:p text:style-name="P6">Доставка по всей Украине бесплатная при сумме заказа от 750 гривен. Если сумма заказа менее 750 гривен, стоимость доставки составит 49 гривен при заказе через Meest Express и 39 грн при заказе на отделение службы доставки Нова Пошта.</text:p>
      <text:p text:style-name="P6">Подпишитесь на нашу рассылку, чтобы первыми узнавать о новостях доставки, а также о скидках и акциях на сайте <text:span text:style-name="T3">Istyler.com.ua</text:span></text:p>
      <text:p text:style-name="P5">Оплата и возврат</text:p>
      <text:p text:style-name="P6">Мы развиваемся и улучшаем наш сервис. На данный момент оплатить заказ можно наличными в момент доставки или банковской картой. В ближайшее время мы представим и другие способы оплаты заказов.</text:p>
      <text:p text:style-name="P6">Если доставленный товар вам не подошел, не понравился или имеет заводской брак, вы можете вернуть его в течение 14 дней не считая дня покупки, по почте или в течение 30 дней с курьером. Мы перечислим вам деньги в минимально возможные сроки после получения вашей посылки.</text:p>
      <text:p text:style-name="P6">Благодаря <text:span text:style-name="T3">Istyler.com.ua </text:span>покупать модные вещи стало проще, быстрее и комфортнее. Приятного шопинга!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FreeSans, 'Liberation Sans', 'Nimbus Sans L', sans-serif"/>
    <style:font-face style:name="Helvetica Neue" svg:font-family="'Helvetica Neue'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zar Kozachok</meta:initial-creator>
    <meta:creation-date>2016-12-18T13:03:12.18</meta:creation-date>
    <meta:document-statistic meta:table-count="0" meta:image-count="0" meta:object-count="0" meta:page-count="1" meta:paragraph-count="16" meta:word-count="329" meta:character-count="2197"/>
    <dc:date>2016-12-18T13:15:25.09</dc:date>
    <dc:creator>Nazar Kozachok</dc:creator>
    <meta:editing-duration>PT12M13S</meta:editing-duration>
    <meta:editing-cycles>1</meta:editing-cycles>
    <meta:generator>OpenOffice/4.1.0$Win32 OpenOffice.org_project/410m18$Build-9764</meta:generator>
  </office:meta>
</office:document-meta>
</file>